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26ce" officeooo:paragraph-rsid="001826ce"/>
    </style:style>
    <style:style style:name="P2" style:family="paragraph" style:parent-style-name="Standard">
      <style:text-properties fo:font-weight="bold" officeooo:rsid="0019c249" officeooo:paragraph-rsid="0019c249" style:font-weight-asian="bold" style:font-weight-complex="bold"/>
    </style:style>
    <style:style style:name="P3" style:family="paragraph" style:parent-style-name="Standard">
      <style:text-properties fo:font-weight="bold" officeooo:rsid="001de997" officeooo:paragraph-rsid="001de997" style:font-weight-asian="bold" style:font-weight-complex="bold"/>
    </style:style>
    <style:style style:name="P4" style:family="paragraph" style:parent-style-name="Standard">
      <style:text-properties fo:font-size="14pt" fo:font-weight="bold" officeooo:rsid="001826ce" officeooo:paragraph-rsid="001826c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1826ce" officeooo:paragraph-rsid="001826ce" style:font-size-asian="14pt" style:font-size-complex="14pt"/>
    </style:style>
    <style:style style:name="P6" style:family="paragraph" style:parent-style-name="Standard">
      <style:text-properties style:use-window-font-color="true" style:font-name="Droid Sans Mono" fo:font-size="10.5pt" fo:font-weight="bold" officeooo:rsid="0019c249" officeooo:paragraph-rsid="0019c249" fo:background-color="transparent" style:font-weight-asian="bold" style:font-weight-complex="bold"/>
    </style:style>
    <style:style style:name="P7" style:family="paragraph" style:parent-style-name="Standard">
      <style:paragraph-properties style:line-height-at-least="0.198in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paragraph-rsid="001ec6d3" fo:background-color="transparent" style:font-weight-asian="bold" style:font-weight-complex="bold"/>
    </style:style>
    <style:style style:name="P9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1ec6d3" officeooo:paragraph-rsid="001ec6d3" fo:background-color="transparent" style:font-weight-asian="bold" style:font-weight-complex="bold"/>
    </style:style>
    <style:style style:name="P10" style:family="paragraph" style:parent-style-name="Standard">
      <style:text-properties style:use-window-font-color="true" style:font-name="Droid Sans Mono" fo:font-size="10.5pt" fo:font-weight="bold" officeooo:rsid="0022063d" officeooo:paragraph-rsid="0022063d" fo:background-color="transparent" style:font-weight-asian="bold" style:font-weight-complex="bold"/>
    </style:style>
    <style:style style:name="P11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rsid="00222c8c" officeooo:paragraph-rsid="00222c8c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style:font-name="Droid Sans Mono" fo:font-size="10.5pt" fo:font-weight="bold" officeooo:paragraph-rsid="002ca3ed" fo:background-color="transparent" style:font-weight-asian="bold" style:font-weight-complex="bold"/>
    </style:style>
    <style:style style:name="P13" style:family="paragraph" style:parent-style-name="Standard">
      <style:paragraph-properties style:line-height-at-least="0.198in"/>
      <style:text-properties style:use-window-font-color="true" style:font-name="Droid Sans Mono" fo:font-size="10.5pt" fo:font-weight="bold" fo:background-color="transparent"/>
    </style:style>
    <style:style style:name="P14" style:family="paragraph" style:parent-style-name="Standard">
      <style:text-properties style:use-window-font-color="true" fo:font-weight="bold" officeooo:paragraph-rsid="001de997" fo:background-color="transparent" style:font-weight-asian="bold" style:font-weight-complex="bold"/>
    </style:style>
    <style:style style:name="P15" style:family="paragraph" style:parent-style-name="Standard">
      <style:paragraph-properties style:line-height-at-least="0.198in"/>
      <style:text-properties style:use-window-font-color="true" fo:font-weight="bold" fo:background-color="transparent" style:font-weight-asian="bold" style:font-weight-complex="bold"/>
    </style:style>
    <style:style style:name="P16" style:family="paragraph" style:parent-style-name="Standard">
      <style:text-properties style:use-window-font-color="true" fo:font-weight="bold" officeooo:rsid="001de997" officeooo:paragraph-rsid="001de997" fo:background-color="transparent" style:font-weight-asian="bold" style:font-weight-complex="bold"/>
    </style:style>
    <style:style style:name="P17" style:family="paragraph" style:parent-style-name="Standard">
      <style:text-properties style:use-window-font-color="true" fo:font-weight="bold" officeooo:rsid="001ec6d3" officeooo:paragraph-rsid="001ec6d3" fo:background-color="transparent" style:font-weight-asian="bold" style:font-weight-complex="bold"/>
    </style:style>
    <style:style style:name="P18" style:family="paragraph" style:parent-style-name="Standard">
      <style:text-properties style:use-window-font-color="true" fo:font-weight="bold" officeooo:rsid="00208066" officeooo:paragraph-rsid="00208066" fo:background-color="transparent" style:font-weight-asian="bold" style:font-weight-complex="bold"/>
    </style:style>
    <style:style style:name="P19" style:family="paragraph" style:parent-style-name="Standard">
      <style:text-properties style:use-window-font-color="true" fo:font-weight="bold" officeooo:rsid="0022063d" officeooo:paragraph-rsid="0022063d" fo:background-color="transparent" style:font-weight-asian="bold" style:font-weight-complex="bold"/>
    </style:style>
    <style:style style:name="P20" style:family="paragraph" style:parent-style-name="Standard">
      <style:paragraph-properties style:line-height-at-least="0.198in"/>
      <style:text-properties style:use-window-font-color="true" fo:font-weight="bold" officeooo:rsid="0022063d" officeooo:paragraph-rsid="00222c8c" fo:background-color="transparent" style:font-weight-asian="bold" style:font-weight-complex="bold"/>
    </style:style>
    <style:style style:name="P21" style:family="paragraph" style:parent-style-name="Standard">
      <style:text-properties style:use-window-font-color="true" fo:font-weight="bold" officeooo:rsid="00294bb0" officeooo:paragraph-rsid="00294bb0" fo:background-color="transparent" style:font-weight-asian="bold" style:font-weight-complex="bold"/>
    </style:style>
    <style:style style:name="P22" style:family="paragraph" style:parent-style-name="Standard">
      <style:text-properties style:use-window-font-color="true" fo:font-weight="bold" officeooo:rsid="0029e417" officeooo:paragraph-rsid="0029e417" fo:background-color="transparent" style:font-weight-asian="bold" style:font-weight-complex="bold"/>
    </style:style>
    <style:style style:name="P23" style:family="paragraph" style:parent-style-name="Standard">
      <style:text-properties style:use-window-font-color="true" fo:font-weight="bold" officeooo:rsid="002b47ca" officeooo:paragraph-rsid="002b47ca" fo:background-color="transparent" style:font-weight-asian="bold" style:font-weight-complex="bold"/>
    </style:style>
    <style:style style:name="P24" style:family="paragraph" style:parent-style-name="Standard">
      <style:text-properties style:use-window-font-color="true" fo:font-weight="bold" officeooo:rsid="002ca3ed" officeooo:paragraph-rsid="002ca3ed" fo:background-color="transparent" style:font-weight-asian="bold" style:font-weight-complex="bold"/>
    </style:style>
    <style:style style:name="P25" style:family="paragraph" style:parent-style-name="Standard">
      <style:text-properties style:use-window-font-color="true" fo:font-weight="bold" officeooo:paragraph-rsid="001ec6d3" fo:background-color="transparent"/>
    </style:style>
    <style:style style:name="P26" style:family="paragraph" style:parent-style-name="Standard">
      <style:text-properties style:use-window-font-color="true" fo:font-weight="bold" officeooo:paragraph-rsid="00208066" fo:background-color="transparent"/>
    </style:style>
    <style:style style:name="P27" style:family="paragraph" style:parent-style-name="Standard">
      <style:text-properties officeooo:rsid="001826ce" officeooo:paragraph-rsid="001826ce"/>
    </style:style>
    <style:style style:name="P28" style:family="paragraph" style:parent-style-name="Standard">
      <style:text-properties fo:font-weight="bold" officeooo:rsid="00319478" officeooo:paragraph-rsid="00319478" style:font-weight-asian="bold" style:font-weight-complex="bold"/>
    </style:style>
    <style:style style:name="T1" style:family="text">
      <style:text-properties fo:color="#ce181e"/>
    </style:style>
    <style:style style:name="T2" style:family="text">
      <style:text-properties officeooo:rsid="00197292"/>
    </style:style>
    <style:style style:name="T3" style:family="text">
      <style:text-properties officeooo:rsid="001aa640"/>
    </style:style>
    <style:style style:name="T4" style:family="text">
      <style:text-properties fo:color="#ed1c24"/>
    </style:style>
    <style:style style:name="T5" style:family="text">
      <style:text-properties fo:color="#ed1c24" officeooo:rsid="001aa640"/>
    </style:style>
    <style:style style:name="T6" style:family="text">
      <style:text-properties fo:color="#ed1c24" officeooo:rsid="001c707a"/>
    </style:style>
    <style:style style:name="T7" style:family="text">
      <style:text-properties fo:color="#ed1c24" fo:background-color="#ffffff" loext:char-shading-value="0" style:font-weight-asian="bold" style:font-weight-complex="bold"/>
    </style:style>
    <style:style style:name="T8" style:family="text">
      <style:text-properties fo:background-color="#ffffff" loext:char-shading-value="0" style:font-weight-asian="bold" style:font-weight-complex="bold"/>
    </style:style>
    <style:style style:name="T9" style:family="text">
      <style:text-properties officeooo:rsid="001de997" fo:background-color="#ffffff" loext:char-shading-value="0" style:font-weight-asian="bold" style:font-weight-complex="bold"/>
    </style:style>
    <style:style style:name="T10" style:family="text">
      <style:text-properties officeooo:rsid="001ec6d3" fo:background-color="#ffffff" loext:char-shading-value="0" style:font-weight-asian="bold" style:font-weight-complex="bold"/>
    </style:style>
    <style:style style:name="T11" style:family="text">
      <style:text-properties officeooo:rsid="00208066" fo:background-color="#ffffff" loext:char-shading-value="0" style:font-weight-asian="bold" style:font-weight-complex="bold"/>
    </style:style>
    <style:style style:name="T12" style:family="text">
      <style:text-properties officeooo:rsid="001de997"/>
    </style:style>
    <style:style style:name="T13" style:family="text">
      <style:text-properties style:font-name="Droid Sans Mono" fo:font-size="10.5pt"/>
    </style:style>
    <style:style style:name="T14" style:family="text">
      <style:text-properties style:font-name="Droid Sans Mono" fo:font-size="10.5pt" fo:background-color="#ffffff" loext:char-shading-value="0" style:font-weight-asian="bold" style:font-weight-complex="bold"/>
    </style:style>
    <style:style style:name="T15" style:family="text">
      <style:text-properties fo:background-color="#fff9ae" loext:char-shading-value="0" style:font-weight-asian="bold" style:font-weight-complex="bold"/>
    </style:style>
    <style:style style:name="T16" style:family="text">
      <style:text-properties officeooo:rsid="001ec6d3"/>
    </style:style>
    <style:style style:name="T17" style:family="text">
      <style:text-properties fo:color="#00864b"/>
    </style:style>
    <style:style style:name="T18" style:family="text">
      <style:text-properties fo:color="#f04e4d"/>
    </style:style>
    <style:style style:name="T19" style:family="text">
      <style:text-properties fo:color="#00508f"/>
    </style:style>
    <style:style style:name="T20" style:family="text">
      <style:text-properties officeooo:rsid="002e4a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te proyecto utiliza django 3.1.7 que utiliza la libreria <text:span text:style-name="T1">path</text:span></text:p>
      <text:p text:style-name="P5"/>
      <text:p text:style-name="P4">1. <text:s/><text:span text:style-name="T2">settings.py</text:span></text:p>
      <text:p text:style-name="P4"/>
      <text:p text:style-name="P4"><text:s/>TEMPLATES = [</text:p>
      <text:p text:style-name="P4"><text:s text:c="4"/>{</text:p>
      <text:p text:style-name="P4"><text:s text:c="8"/>'BACKEND': 'django.template.backends.django.DjangoTemplates',</text:p>
      <text:p text:style-name="P4"><text:s text:c="8"/>'DIRS': [<text:span text:style-name="T1">BASE_DIR / 'templates'</text:span>], <text:s/><text:span text:style-name="T2">← Es así por la librería</text:span></text:p>
      <text:p text:style-name="P4"><text:s text:c="8"/>'APP_DIRS': True,</text:p>
      <text:p text:style-name="P1"/>
      <text:p text:style-name="P1"/>
      <text:p text:style-name="P28">En django3.0 </text:p>
      <text:p text:style-name="P28">STATICFILES_DIRS = [</text:p>
      <text:p text:style-name="P28"><text:s text:c="4"/><text:span text:style-name="T1">os.path.join(BASE_DIR, 'static')</text:span>,</text:p>
      <text:p text:style-name="P28">]</text:p>
      <text:p text:style-name="P1"/>
      <text:p text:style-name="P2">2. Apartir del minuto 11 empieza el javascript <text:span text:style-name="T3">para usar $.ajax debes declarar primero jquey antes del script: </text:span><text:span text:style-name="T5">$.ajax</text:span><text:span text:style-name="T6">()</text:span></text:p>
      <text:p text:style-name="P2"/>
      <text:p text:style-name="P6"/>
      <text:p text:style-name="P6">&lt;script src="<text:a xlink:type="simple" xlink:href="https://cdnjs.cloudflare.com/ajax/libs/jquery/3.3.1/jquery.min.js" text:style-name="Internet_20_link" text:visited-style-name="Visited_20_Internet_20_Link">https://cdnjs.cloudflare.com/ajax/libs/jquery/3.3.1/jquery.min.js</text:a>"&gt;&lt;/script&gt;</text:p>
      <text:p text:style-name="P6"/>
      <text:p text:style-name="P7">&lt;script src="{% static 'main.js' %}"&gt;&lt;/script&gt;</text:p>
      <text:p text:style-name="P2"/>
      <text:p text:style-name="P3">3.</text:p>
      <text:p text:style-name="P3"/>
      <text:p text:style-name="P14"><text:span text:style-name="T12"><text:s/></text:span><text:span text:style-name="T13">$.ajax({</text:span></text:p>
      <text:p text:style-name="P7">type: 'GET',</text:p>
      <text:p text:style-name="P13"><text:span text:style-name="T8"><text:s text:c="4"/>url: '/</text:span><text:span text:style-name="T7">inmuebles-json</text:span><text:span text:style-name="T8">/', </text:span><text:span text:style-name="T9">← urls.py </text:span><text:span text:style-name="T15">path('inmuebles-json/', InmuebleJsonListView.as_view(), <text:s text:c="2"/>name='inmuebles-json-view'),</text:span></text:p>
      <text:p text:style-name="P7"/>
      <text:p text:style-name="P9">views.py</text:p>
      <text:p text:style-name="P9"/>
      <text:p text:style-name="P8">class InmuebleJsonListView(View):</text:p>
      <text:p text:style-name="P8"><text:s text:c="4"/>def get(self, *args, **kwargs):</text:p>
      <text:p text:style-name="P7"><text:s text:c="7"/><text:span text:style-name="T17"><text:s/>inmuebles</text:span> = list(<text:span text:style-name="T18">Inmueble.objects.values</text:span>())</text:p>
      <text:p text:style-name="P7"><text:s text:c="8"/>return JsonResponse({'data': <text:span text:style-name="T17">inmuebles</text:span>}, safe=False)</text:p>
      <text:p text:style-name="P7"/>
      <text:p text:style-name="P7"/>
      <text:p text:style-name="P7"><text:s text:c="4"/>success: function(response){</text:p>
      <text:p text:style-name="P7"><text:s text:c="4"/>console.log(response)</text:p>
      <text:p text:style-name="P7">},</text:p>
      <text:p text:style-name="P7">})</text:p>
      <text:p text:style-name="P16"/>
      <text:p text:style-name="P17">4. ajax</text:p>
      <text:p text:style-name="P25"><text:span text:style-name="T10"><text:s text:c="4"/></text:span><text:span text:style-name="T14">success: function(response){</text:span></text:p>
      <text:p text:style-name="P7"><text:soft-page-break/>console.log(response<text:span text:style-name="T4">.data</text:span>) <text:span text:style-name="T16">←-- Detalle de la información de inmuebles</text:span></text:p>
      <text:p text:style-name="P7">},</text:p>
      <text:p text:style-name="P17"/>
      <text:p text:style-name="P18"/>
      <text:p text:style-name="P18"/>
      <text:p text:style-name="P18">5.</text:p>
      <text:p text:style-name="P26"><text:span text:style-name="T11"><text:s text:c="5"/></text:span><text:span text:style-name="T14">const data = response.data</text:span></text:p>
      <text:p text:style-name="P7"><text:s text:c="4"/>data<text:span text:style-name="T4">.map</text:span>(inmueble=&gt;{</text:p>
      <text:p text:style-name="P7"><text:s text:c="4"/>console.log(inmueble<text:span text:style-name="T4">.id</text:span>)</text:p>
      <text:p text:style-name="P7">})</text:p>
      <text:p text:style-name="P18"/>
      <text:p text:style-name="P19">6. Número de inmuebles motrados :</text:p>
      <text:p text:style-name="P19"/>
      <text:p text:style-name="P10">let visble = <text:span text:style-name="T4">3</text:span></text:p>
      <text:p text:style-name="P15"/>
      <text:p text:style-name="P7">$.ajax({</text:p>
      <text:p text:style-name="P7">type: 'GET',</text:p>
      <text:p text:style-name="P7">url: <text:span text:style-name="T4">`</text:span>/inmuebles-json/<text:span text:style-name="T4">${visble}`</text:span>,</text:p>
      <text:p text:style-name="P7"/>
      <text:p text:style-name="P11">urls.py</text:p>
      <text:p text:style-name="P11">path('inmuebles-json/&lt;int: <text:span text:style-name="T4">num_inmuebles</text:span>&gt;',</text:p>
      <text:p text:style-name="P20"/>
      <text:p text:style-name="P19">{'num_inmuebles': <text:span text:style-name="T4">3</text:span>}</text:p>
      <text:p text:style-name="P19">[22/Mar/2021 04:06:07] "GET /inmuebles-json/3/ HTTP/1.1" 200 892</text:p>
      <text:p text:style-name="P19"/>
      <text:p text:style-name="P19"/>
      <text:p text:style-name="P21">Quede en 14:37 en el 16:13 imprime el post lower:upper a ver si lo entiendes</text:p>
      <text:p text:style-name="P21"/>
      <text:p text:style-name="P22">HASTA EL MINUTO 22:30 crea la lógica principal casi todo en ajax y otra parte en views</text:p>
      <text:p text:style-name="P22"/>
      <text:p text:style-name="P22"/>
      <text:p text:style-name="P23">7. <text:span text:style-name="T19">Spinner </text:span>minuto 26:43</text:p>
      <text:p text:style-name="P23"/>
      <text:p text:style-name="P24">8. Confuci<text:span text:style-name="T20">ó</text:span>n de donde viene inmueble:</text:p>
      <text:p text:style-name="P24"/>
      <text:p text:style-name="P12">setTimeout(()=&gt;{</text:p>
      <text:p text:style-name="P7">spinnerBox.classList.add('not-visible')</text:p>
      <text:p text:style-name="P7">data.map(<text:span text:style-name="T4">inmueble</text:span>=&gt;{</text:p>
      <text:p text:style-name="P7">console.log(<text:span text:style-name="T4">inmueble</text:span>.id)</text:p>
      <text:p text:style-name="P7">postsBox.innerHTML += `&lt;div class="card p-3 mt-3 mb-3"&gt;</text:p>
      <text:p text:style-name="P7"><text:s text:c="42"/>${<text:span text:style-name="T4">inmueble</text:span>.name}</text:p>
      <text:p text:style-name="P7"><text:s text:c="41"/>&lt;br&gt;</text:p>
      <text:p text:style-name="P7"><text:s text:c="42"/>${<text:span text:style-name="T4">inmueble</text:span>.body}</text:p>
      <text:p text:style-name="P7"><text:s text:c="41"/>&lt;/div&gt;" `</text:p>
      <text:p text:style-name="P7"><text:s text:c="7"/>})</text:p>
      <text:p text:style-name="P7">}, 500)</text:p>
      <text:p text:style-name="P1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20:32:36.616468566</meta:creation-date>
    <meta:generator>LibreOffice/6.0.7.3$Linux_X86_64 LibreOffice_project/00m0$Build-3</meta:generator>
    <dc:date>2021-03-22T22:29:29.240095112</dc:date>
    <meta:editing-duration>PT6H55M3S</meta:editing-duration>
    <meta:editing-cycles>25</meta:editing-cycles>
    <meta:document-statistic meta:table-count="0" meta:image-count="0" meta:object-count="0" meta:page-count="2" meta:paragraph-count="60" meta:word-count="203" meta:character-count="2013" meta:non-whitespace-character-count="1609"/>
  </office:meta>
</office:document-meta>
</file>